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 style:font-pitch="variable"/>
    <style:font-face style:name="Titillium Web1" svg:font-family="'Titillium Web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2" style:family="graphic" style:parent-style-name="standard" style:list-style-name="L1">
      <style:graphic-properties svg:stroke-width="0.106cm" svg:stroke-color="#a3238e" draw:marker-start-width="0.359cm" draw:marker-end-width="0.359cm" draw:fill-color="#a3238e" draw:textarea-horizontal-align="justify" draw:textarea-vertical-align="middle" draw:auto-grow-height="false" fo:min-height="1.071cm" fo:min-width="3.8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58220" draw:marker-start-width="0.359cm" draw:marker-end-width="0.359cm" draw:fill-color="#f58220" draw:textarea-horizontal-align="justify" draw:textarea-vertical-align="middle" draw:auto-grow-height="false" fo:min-height="1.064cm" fo:min-width="3.84cm" fo:padding-top="0.178cm" fo:padding-bottom="0.178cm" fo:padding-left="0.303cm" fo:padding-right="0.303cm"/>
    </style:style>
    <style:style style:name="gr4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2.294cm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54cm" fo:min-width="3.074cm" fo:padding-top="0.178cm" fo:padding-bottom="0.178cm" fo:padding-left="0.303cm" fo:padding-right="0.303cm"/>
    </style:style>
    <style:style style:name="gr6" style:family="graphic" style:parent-style-name="standard">
      <style:graphic-properties svg:stroke-width="0.159cm" svg:stroke-color="#a3238e" draw:marker-start-width="0.438cm" draw:marker-end-width="0.438cm" draw:fill-color="#ffffff" draw:textarea-horizontal-align="justify" draw:textarea-vertical-align="middle" draw:auto-grow-height="false" fo:min-height="1.019cm" fo:min-width="1.459cm" fo:padding-top="0.204cm" fo:padding-bottom="0.204cm" fo:padding-left="0.329cm" fo:padding-right="0.3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792cm"/>
    </style:style>
    <style:style style:name="gr8" style:family="graphic" style:parent-style-name="standard">
      <style:graphic-properties svg:stroke-width="0.159cm" svg:stroke-color="#fff200" draw:marker-start-width="0.438cm" draw:marker-end-width="0.438cm" draw:fill-color="#ffffff" draw:textarea-horizontal-align="justify" draw:textarea-vertical-align="middle" draw:auto-grow-height="false" fo:min-height="1.019cm" fo:min-width="1.459cm" fo:padding-top="0.204cm" fo:padding-bottom="0.204cm" fo:padding-left="0.329cm" fo:padding-right="0.329cm"/>
    </style:style>
    <style:style style:name="gr9" style:family="graphic" style:parent-style-name="standard" style:list-style-name="L1">
      <style:graphic-properties draw:stroke="solid" draw:stroke-dash="Dashed_20__28_var_29__20_1" svg:stroke-width="0.106cm" svg:stroke-color="#ffffff" draw:marker-start-width="0.995cm" draw:marker-end-width="0.995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10" style:family="graphic" style:parent-style-name="standard" style:list-style-name="L1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11" style:family="graphic" style:parent-style-name="standard" style:list-style-name="L1">
      <style:graphic-properties svg:stroke-width="0.106cm" svg:stroke-color="#a3238e" draw:marker-start-width="0.359cm" draw:marker-end-width="0.359cm" draw:fill-color="#a3238e" draw:textarea-horizontal-align="justify" draw:textarea-vertical-align="middle" draw:auto-grow-height="false" fo:min-height="1.071cm" fo:min-width="3.84cm" fo:padding-top="0.178cm" fo:padding-bottom="0.178cm" fo:padding-left="0.303cm" fo:padding-right="0.303cm"/>
    </style:style>
    <style:style style:name="gr12" style:family="graphic" style:parent-style-name="standard">
      <style:graphic-properties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1.064cm" fo:min-width="3.84cm" fo:padding-top="0.178cm" fo:padding-bottom="0.178cm" fo:padding-left="0.303cm" fo:padding-right="0.303cm"/>
    </style:style>
    <style:style style:name="gr13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14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15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16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17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18" style:family="graphic" style:parent-style-name="standard">
      <style:graphic-properties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19" style:family="graphic" style:parent-style-name="standard" style:list-style-name="L1">
      <style:graphic-properties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0" style:family="graphic" style:parent-style-name="standard" style:list-style-name="L1">
      <style:graphic-properties svg:stroke-width="0.106cm" svg:stroke-color="#ffffff" draw:marker-start-width="0.677cm" draw:marker-end-width="0.677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1" style:family="graphic" style:parent-style-name="standard" style:list-style-name="L1">
      <style:graphic-properties svg:stroke-width="0.106cm" svg:stroke-color="#ffffff" draw:marker-start-width="0.836cm" draw:marker-end-width="0.836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2" style:family="graphic" style:parent-style-name="standard" style:list-style-name="L1">
      <style:graphic-properties svg:stroke-width="0.106cm" svg:stroke-color="#ffffff" draw:marker-start-width="0.995cm" draw:marker-end-width="0.995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23" style:family="graphic" style:parent-style-name="standard">
      <style:graphic-properties draw:stroke="solid" draw:stroke-dash="Fine_20_Dashed" svg:stroke-width="0.106cm" svg:stroke-color="#808080" draw:marker-start-width="0.439cm" draw:marker-end-width="0.439cm" draw:fill-color="#ffffff" draw:textarea-horizontal-align="justify" draw:textarea-vertical-align="middle" draw:auto-grow-height="false" fo:min-height="0.254cm" fo:min-width="2.994cm" fo:padding-top="0.178cm" fo:padding-bottom="0.178cm" fo:padding-left="0.303cm" fo:padding-right="0.303cm"/>
    </style:style>
    <style:style style:name="gr24" style:family="graphic" style:parent-style-name="standard" style:list-style-name="L1">
      <style:graphic-properties svg:stroke-width="0.106cm" svg:stroke-color="#ffffff" draw:marker-start-width="0.518cm" draw:marker-end-width="0.518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5" style:family="graphic" style:parent-style-name="standard" style:list-style-name="L1">
      <style:graphic-properties svg:stroke-width="0.106cm" svg:stroke-color="#808080" draw:marker-start-width="0.518cm" draw:marker-end-width="0.518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6" style:family="graphic" style:parent-style-name="standard" style:list-style-name="L1">
      <style:graphic-properties svg:stroke-width="0.106cm" svg:stroke-color="#ffffff" draw:marker-start-width="0.518cm" draw:marker-end-width="0.518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27" style:family="graphic" style:parent-style-name="standard" style:list-style-name="L1">
      <style:graphic-properties svg:stroke-width="0.106cm" svg:stroke-color="#ffffff" draw:marker-start-width="0.518cm" draw:marker-end-width="0.518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28" style:family="graphic" style:parent-style-name="standard" style:list-style-name="L1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29" style:family="graphic" style:parent-style-name="standard">
      <style:graphic-properties svg:stroke-width="0.106cm" svg:stroke-color="#a3238e" draw:marker-start-width="0.359cm" draw:marker-end-width="0.359cm" draw:fill-color="#a3238e" draw:textarea-horizontal-align="justify" draw:textarea-vertical-align="middle" draw:auto-grow-height="false" fo:min-height="1.071cm" fo:min-width="3.84cm" fo:padding-top="0.178cm" fo:padding-bottom="0.178cm" fo:padding-left="0.303cm" fo:padding-right="0.303cm"/>
    </style:style>
    <style:style style:name="gr30" style:family="graphic" style:parent-style-name="standard">
      <style:graphic-properties draw:stroke="solid"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0.244cm" fo:min-width="3.834cm" fo:padding-top="0.178cm" fo:padding-bottom="0.178cm" fo:padding-left="0.303cm" fo:padding-right="0.303cm"/>
    </style:style>
    <style:style style:name="gr31" style:family="graphic" style:parent-style-name="standard" style:list-style-name="L1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32" style:family="graphic" style:parent-style-name="standard" style:list-style-name="L1">
      <style:graphic-properties svg:stroke-width="0.159cm" svg:stroke-color="#fff200" draw:marker-start-width="0.438cm" draw:marker-end-width="0.438cm" draw:fill-color="#fff200" draw:textarea-horizontal-align="justify" draw:textarea-vertical-align="middle" draw:auto-grow-height="false" fo:min-height="1.019cm" fo:min-width="3.788cm" fo:padding-top="0.204cm" fo:padding-bottom="0.204cm" fo:padding-left="0.329cm" fo:padding-right="0.329cm"/>
    </style:style>
    <style:style style:name="gr33" style:family="graphic" style:parent-style-name="objectwithoutfill">
      <style:graphic-properties draw:stroke="dash" draw:stroke-dash="Ultrafine_20_Dashed" svg:stroke-width="0.035cm" draw:marker-start-width="0.146cm" draw:marker-end-width="0.146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dash" draw:stroke-dash="Ultrafine_20_Dashed" svg:stroke-width="0.035cm" draw:marker-start-width="0.04cm" draw:marker-end-width="0.04cm" draw:fill="none" draw:textarea-vertical-align="middle" fo:padding-top="0.142cm" fo:padding-bottom="0.142cm" fo:padding-left="0.267cm" fo:padding-right="0.267cm"/>
    </style:style>
    <style:style style:name="gr36" style:family="graphic" style:parent-style-name="standard" style:list-style-name="L1">
      <style:graphic-properties draw:stroke="solid" draw:stroke-dash="Fine_20_Dashed" svg:stroke-width="0.106cm" svg:stroke-color="#21409a" draw:marker-start-width="0.439cm" draw:marker-end-width="0.439cm" draw:fill-color="#ffffff" draw:textarea-horizontal-align="justify" draw:textarea-vertical-align="middle" draw:auto-grow-height="false" fo:min-height="1.071cm" fo:min-width="8.738cm" fo:padding-top="0.178cm" fo:padding-bottom="0.178cm" fo:padding-left="0.303cm" fo:padding-right="0.303cm"/>
    </style:style>
    <style:style style:name="gr37" style:family="graphic" style:parent-style-name="standard" style:list-style-name="L1">
      <style:graphic-properties draw:stroke="solid" draw:stroke-dash="Fine_20_Dashed" svg:stroke-width="0.106cm" svg:stroke-color="#00a65d" draw:marker-start-width="0.439cm" draw:marker-end-width="0.439cm" draw:fill-color="#ffffff" draw:textarea-horizontal-align="justify" draw:textarea-vertical-align="middle" draw:auto-grow-height="false" fo:min-height="1.071cm" fo:min-width="8.738cm" fo:padding-top="0.178cm" fo:padding-bottom="0.178cm" fo:padding-left="0.303cm" fo:padding-right="0.303cm"/>
    </style:style>
    <style:style style:name="gr38" style:family="graphic" style:parent-style-name="standard">
      <style:graphic-properties draw:stroke="solid" draw:stroke-dash="Ultrafine_20_2_20_Dots_20_3_20_Dashes" svg:stroke-width="0.106cm" svg:stroke-color="#ffffff" draw:marker-start-width="0.359cm" draw:marker-end-width="0.35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39" style:family="graphic" style:parent-style-name="standard" style:list-style-name="L1">
      <style:graphic-properties svg:stroke-width="0.106cm" svg:stroke-color="#ffffff" draw:marker-start-width="0.518cm" draw:marker-end-width="0.518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0" style:family="graphic" style:parent-style-name="standard" style:list-style-name="L1">
      <style:graphic-properties svg:stroke-width="0.106cm" svg:stroke-color="#ffffff" draw:marker-start-width="0.677cm" draw:marker-end-width="0.677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1" style:family="graphic" style:parent-style-name="standard" style:list-style-name="L1">
      <style:graphic-properties svg:stroke-width="0.106cm" svg:stroke-color="#ffffff" draw:marker-start-width="0.836cm" draw:marker-end-width="0.836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2" style:family="graphic" style:parent-style-name="standard" style:list-style-name="L1">
      <style:graphic-properties svg:stroke-width="0.106cm" svg:stroke-color="#ffffff" draw:marker-start-width="0.995cm" draw:marker-end-width="0.995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43" style:family="graphic" style:parent-style-name="standard">
      <style:graphic-properties draw:stroke="solid" draw:stroke-dash="Dashed_20__28_var_29__20_1" svg:stroke-width="0.106cm" svg:stroke-color="#ffffff" draw:marker-start-width="0.995cm" draw:marker-end-width="0.995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4" style:family="graphic" style:parent-style-name="standard">
      <style:graphic-properties draw:stroke-dash="Fine_20_Dashed" svg:stroke-width="0.106cm" svg:stroke-color="#808080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5" style:family="graphic" style:parent-style-name="standard" style:list-style-name="L1">
      <style:graphic-properties draw:stroke-dash="Fine_20_Dashed" svg:stroke-width="0.106cm" svg:stroke-color="#808080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6" style:family="graphic" style:parent-style-name="standard" style:list-style-name="L1">
      <style:graphic-properties draw:stroke-dash="Fine_20_Dashed" svg:stroke-width="0.106cm" svg:stroke-color="#808080" draw:marker-start-width="0.439cm" draw:marker-end-width="0.439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7" style:family="graphic" style:parent-style-name="standard" style:list-style-name="L1">
      <style:graphic-properties svg:stroke-width="0.106cm" svg:stroke-color="#ffffff" draw:marker-start-width="0.995cm" draw:marker-end-width="0.995cm" draw:fill-color="#ffffff" draw:textarea-horizontal-align="justify" draw:textarea-vertical-align="middle" draw:auto-grow-height="false" fo:min-height="0.244cm" fo:min-width="3.004cm" fo:padding-top="0.178cm" fo:padding-bottom="0.178cm" fo:padding-left="0.303cm" fo:padding-right="0.303cm"/>
    </style:style>
    <style:style style:name="gr48" style:family="graphic" style:parent-style-name="standard" style:list-style-name="L1">
      <style:graphic-properties svg:stroke-width="0.106cm" svg:stroke-color="#ffffff" draw:marker-start-width="0.995cm" draw:marker-end-width="0.995cm" draw:fill-color="#ffffff" draw:textarea-horizontal-align="justify" draw:textarea-vertical-align="middle" draw:auto-grow-height="false" fo:min-height="0.245cm" fo:min-width="3.004cm" fo:padding-top="0.178cm" fo:padding-bottom="0.178cm" fo:padding-left="0.303cm" fo:padding-right="0.303cm"/>
    </style:style>
    <style:style style:name="gr49" style:family="graphic" style:parent-style-name="standard" style:list-style-name="L1">
      <style:graphic-properties draw:stroke="solid" draw:stroke-dash="Fine_20_Dashed" svg:stroke-width="0.106cm" svg:stroke-color="#808080" draw:marker-start-width="0.439cm" draw:marker-end-width="0.439cm" draw:fill="solid" draw:fill-color="#ffffff" draw:textarea-horizontal-align="justify" draw:textarea-vertical-align="middle" draw:auto-grow-height="false" fo:min-height="1.064cm" fo:min-width="4.194cm" fo:padding-top="0.178cm" fo:padding-bottom="0.178cm" fo:padding-left="0.303cm" fo:padding-right="0.303cm"/>
    </style:style>
    <style:style style:name="gr50" style:family="graphic" style:parent-style-name="standard">
      <style:graphic-properties svg:stroke-color="#ffffff" draw:fill-color="#ffffff" draw:textarea-horizontal-align="justify" draw:textarea-vertical-align="bottom" draw:auto-grow-height="false" fo:min-height="1.734cm" fo:min-width="4.318cm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  <style:text-properties fo:color="#000000" fo:font-size="14pt" fo:font-weight="normal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a3238e"/>
      <style:paragraph-properties fo:margin-left="0cm" fo:margin-right="0cm" fo:text-align="center" fo:text-indent="0cm"/>
      <style:text-properties fo:color="#ffffff" style:font-name="Titillium Web1" fo:font-size="14pt" fo:font-weight="bold" style:letter-kerning="true" style:font-name-asian="Noto Sans CJK SC Regular" style:font-size-asian="18pt" style:font-name-complex="Noto Sans Devanagari" style:font-size-complex="18pt"/>
    </style:style>
    <style:style style:name="P5" style:family="paragraph">
      <loext:graphic-properties draw:fill-color="#f58220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color="#21409a" style:font-name="Titillium Web" fo:font-size="14pt" style:letter-kerning="true" style:font-name-asian="Noto Sans CJK SC Regular" style:font-size-asian="18pt" style:font-name-complex="Noto Sans Devanagari" style:font-size-complex="18pt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21409a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8" style:family="paragraph">
      <loext:graphic-properties draw:fill-color="#ffffff"/>
      <style:paragraph-properties fo:text-align="center"/>
      <style:text-properties fo:font-size="10pt" fo:font-weight="bold" style:font-size-asian="10pt" style:font-size-complex="10pt"/>
    </style:style>
    <style:style style:name="P9" style:family="paragraph">
      <loext:graphic-properties draw:fill-color="#ffffff"/>
      <style:paragraph-properties fo:text-align="center"/>
      <style:text-properties fo:font-size="10pt"/>
    </style:style>
    <style:style style:name="P10" style:family="paragraph">
      <loext:graphic-properties draw:fill-color="#ffffff"/>
      <style:paragraph-properties fo:text-align="center"/>
      <style:text-properties fo:font-size="10pt" style:font-size-asian="11pt" style:font-size-complex="11pt"/>
    </style:style>
    <style:style style:name="P11" style:family="paragraph">
      <loext:graphic-properties draw:fill-color="#ffffff"/>
      <style:paragraph-properties fo:margin-left="0cm" fo:margin-right="0cm" fo:text-align="center" fo:text-indent="0cm"/>
      <style:text-properties fo:color="#ffffff" style:font-name="Titillium Web" fo:font-size="14pt" style:letter-kerning="true" style:font-name-asian="Noto Sans CJK SC Regular" style:font-size-asian="18pt" style:font-name-complex="Noto Sans Devanagari" style:font-size-complex="18pt"/>
    </style:style>
    <style:style style:name="P12" style:family="paragraph">
      <loext:graphic-properties draw:fill-color="#fff200"/>
      <style:paragraph-properties fo:margin-left="0cm" fo:margin-right="0cm" fo:text-align="center" fo:text-indent="0cm"/>
      <style:text-properties fo:color="#000000" style:font-name="Titillium Web1" fo:font-size="14pt" fo:font-weight="normal" style:letter-kerning="true" style:font-name-asian="Noto Sans CJK SC Regular" style:font-size-asian="18pt" style:font-name-complex="Noto Sans Devanagari" style:font-size-complex="18pt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fo:color="#00a65d" style:font-name="Titillium Web" fo:font-size="1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ffff"/>
      <style:paragraph-properties fo:margin-left="0cm" fo:margin-right="0cm" fo:text-align="center" fo:text-indent="0cm"/>
      <style:text-properties fo:color="#00a65d" style:font-name="Titillium Web" fo:font-size="14pt" fo:font-weight="bold" style:font-weight-asian="bold" style:font-weight-complex="bold"/>
    </style:style>
    <style:style style:name="P15" style:family="paragraph">
      <loext:graphic-properties draw:fill-color="#ffffff"/>
      <style:paragraph-properties fo:margin-left="0cm" fo:margin-right="0cm" fo:text-align="center" fo:text-indent="0cm"/>
      <style:text-properties fo:color="#00a65d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16" style:family="paragraph">
      <loext:graphic-properties draw:fill-color="#ffffff"/>
      <style:paragraph-properties fo:text-align="center"/>
      <style:text-properties fo:color="#ffffff" style:font-name="Titillium Web" fo:font-size="14pt" style:letter-kerning="true" style:font-name-asian="Noto Sans CJK SC Regular" style:font-size-asian="18pt" style:font-name-complex="Noto Sans Devanagari" style:font-size-complex="18pt"/>
    </style:style>
    <style:style style:name="P17" style:family="paragraph">
      <loext:graphic-properties draw:fill-color="#ffffff"/>
      <style:paragraph-properties fo:margin-left="0cm" fo:margin-right="0cm" fo:text-align="center" fo:text-indent="0cm"/>
      <style:text-properties fo:color="#808080" style:font-name="Liberation Sans" fo:font-size="14pt"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/>
      <style:text-properties fo:color="#808080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19" style:family="paragraph">
      <loext:graphic-properties draw:fill-color="#a3238e"/>
      <style:paragraph-properties fo:margin-left="0cm" fo:margin-right="0cm" fo:text-align="center" fo:text-indent="0cm"/>
      <style:text-properties fo:color="#ffffff" fo:font-size="14pt" fo:font-weight="bold"/>
    </style:style>
    <style:style style:name="P20" style:family="paragraph">
      <loext:graphic-properties draw:fill-color="#f58220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fo:color="#21409a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23" style:family="paragraph">
      <loext:graphic-properties draw:fill-color="#ffffff"/>
      <style:paragraph-properties fo:text-align="center"/>
      <style:text-properties fo:color="#00a65d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24" style:family="paragraph">
      <loext:graphic-properties draw:fill-color="#ffffff"/>
      <style:paragraph-properties fo:text-align="center"/>
      <style:text-properties fo:color="#ffffff" fo:font-size="14pt"/>
    </style:style>
    <style:style style:name="P25" style:family="paragraph">
      <loext:graphic-properties draw:fill-color="#ffffff"/>
      <style:paragraph-properties fo:text-align="center"/>
      <style:text-properties fo:color="#ffffff" style:font-name="Titillium Web" fo:font-size="14pt"/>
    </style:style>
    <style:style style:name="P26" style:family="paragraph">
      <loext:graphic-properties draw:fill-color="#ffffff"/>
      <style:paragraph-properties fo:margin-left="0cm" fo:margin-right="0cm" fo:text-align="center" fo:text-indent="0cm"/>
      <style:text-properties fo:color="#808080" style:font-name="Liberation Sans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27" style:family="paragraph">
      <loext:graphic-properties draw:fill="solid" draw:fill-color="#ffffff"/>
      <style:paragraph-properties fo:text-align="center"/>
      <style:text-properties fo:color="#808080" style:font-name="Liberation Sans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P28" style:family="paragraph">
      <loext:graphic-properties draw:fill-color="#ffffff"/>
      <style:paragraph-properties fo:text-align="start">
        <style:tab-stops>
          <style:tab-stop style:position="0.89cm"/>
        </style:tab-stops>
      </style:paragraph-properties>
      <style:text-properties fo:font-size="12pt"/>
    </style:style>
    <style:style style:name="T1" style:family="text">
      <style:text-properties fo:color="#000000" fo:font-size="14pt" fo:font-weight="normal" style:font-size-asian="14pt" style:font-size-complex="14pt"/>
    </style:style>
    <style:style style:name="T2" style:family="text">
      <style:text-properties fo:color="#ffffff" style:font-name="Titillium Web1" fo:font-size="14pt" fo:font-weight="bold" style:letter-kerning="true" style:font-name-asian="Noto Sans CJK SC Regular" style:font-size-asian="18pt" style:font-name-complex="Noto Sans Devanagari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21409a" style:font-name="Titillium Web" fo:font-size="14pt" fo:font-weight="bold" style:font-weight-asian="bold" style:font-weight-complex="bold"/>
    </style:style>
    <style:style style:name="T5" style:family="text">
      <style:text-properties fo:color="#21409a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size="10pt"/>
    </style:style>
    <style:style style:name="T8" style:family="text">
      <style:text-properties fo:font-size="10pt" style:font-size-asian="12pt" style:font-size-complex="12pt"/>
    </style:style>
    <style:style style:name="T9" style:family="text">
      <style:text-properties fo:font-size="10pt" style:font-size-asian="14pt" style:font-size-complex="14pt"/>
    </style:style>
    <style:style style:name="T10" style:family="text">
      <style:text-properties fo:color="#ffffff" style:font-name="Titillium Web" fo:font-size="14pt" style:letter-kerning="true" style:font-name-asian="Noto Sans CJK SC Regular" style:font-size-asian="18pt" style:font-name-complex="Noto Sans Devanagari" style:font-size-complex="18pt"/>
    </style:style>
    <style:style style:name="T11" style:family="text">
      <style:text-properties fo:color="#000000" style:font-name="Titillium Web1" fo:font-size="14pt" fo:font-weight="normal" style:letter-kerning="true" style:font-name-asian="Noto Sans CJK SC Regular" style:font-size-asian="18pt" style:font-name-complex="Noto Sans Devanagari" style:font-size-complex="18pt"/>
    </style:style>
    <style:style style:name="T12" style:family="text">
      <style:text-properties fo:color="#00a65d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T13" style:family="text">
      <style:text-properties fo:color="#808080" style:font-name="Liberation Sans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T14" style:family="text">
      <style:text-properties fo:color="#808080" style:font-name="Titillium Web" fo:font-size="14pt" fo:font-weight="bold" style:letter-kerning="true" style:font-name-asian="Noto Sans CJK SC Regular" style:font-size-asian="18pt" style:font-weight-asian="bold" style:font-name-complex="Noto Sans Devanagari" style:font-size-complex="18pt" style:font-weight-complex="bold"/>
    </style:style>
    <style:style style:name="T15" style:family="text">
      <style:text-properties style:font-name="Titillium Web1" fo:font-size="14pt" style:letter-kerning="true" style:font-name-asian="Noto Sans CJK SC Regular" style:font-size-asian="14pt" style:font-name-complex="Noto Sans Devanagari" style:font-size-complex="14pt"/>
    </style:style>
    <style:style style:name="T16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446cm" svg:height="1.427cm" svg:x="4.36cm" svg:y="15.912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446cm" svg:height="1.427cm" svg:x="4.378cm" svg:y="14.167cm">
          <text:p text:style-name="P3"><text:span text:style-name="T2">Hypervisor</text:span><text:span text:style-name="T2"><text:line-break/></text:span><text:span text:style-name="T2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446cm" svg:height="1.42cm" svg:x="4.373cm" svg:y="12.427cm">
          <text:p text:style-name="P1"><text:span text:style-name="T3">SERVER</text:span><text:span text:style-name="T3"><text:line-break/></text:span><text:span text:style-name="T3">Ubuntu 18.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9cm" svg:height="0.6cm" svg:x="5.146cm" svg:y="6.879cm">
          <text:p text:style-name="P1"><text:span text:style-name="T4">Sophomo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68cm" svg:height="0.61cm" svg:x="4.373cm" svg:y="5.939cm">
          <text:p text:style-name="P3"><text:span text:style-name="T5">Web 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117cm" svg:height="1.427cm" svg:x="1.789cm" svg:y="14.167cm">
          <text:p text:style-name="P1"><text:span text:style-name="T6">empfoh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.292cm" svg:height="0.6cm" draw:transform="rotate (1.5707963267949) translate (1.021cm 17.379cm)">
          <text:p text:style-name="P1"><text:span text:style-name="T7">Installation a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117cm" svg:height="1.427cm" svg:x="1.789cm" svg:y="15.912cm">
          <text:p text:style-name="P1"><text:span text:style-name="T8">nicht</text:span><text:span text:style-name="T9"><text:line-break/></text:span><text:span text:style-name="T8">empfoh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.61cm" svg:height="0.6cm" draw:transform="rotate (1.5707963267949) translate (13.117cm 11.412cm)">
          <text:p text:style-name="P3"><text:span text:style-name="T10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4.446cm" svg:height="1.427cm" svg:x="9.264cm" svg:y="15.925cm">
          <text:p text:style-name="P3"><text:span text:style-name="T1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4.446cm" svg:height="1.427cm" svg:x="9.282cm" svg:y="14.18cm">
          <text:p text:style-name="P3"><text:span text:style-name="T2">Hypervisor</text:span><text:span text:style-name="T2"><text:line-break/></text:span><text:span text:style-name="T2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4.446cm" svg:height="1.42cm" svg:x="9.277cm" svg:y="12.44cm">
          <text:p text:style-name="P3"><text:span text:style-name="T12">FIREWALL</text:span><text:span text:style-name="T12"><text:line-break/></text:span><text:span text:style-name="T12">OPN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3.61cm" svg:height="0.6cm" draw:transform="rotate (1.5707963267949) translate (4.373cm 11.412cm)">
          <text:p text:style-name="P3"><text:span text:style-name="T5">Linb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3.61cm" svg:height="0.6cm" draw:transform="rotate (1.5707963267949) translate (5.143cm 11.412cm)">
          <text:p text:style-name="P3"><text:span text:style-name="T5">Fil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3.61cm" svg:height="0.6cm" draw:transform="rotate (1.5707963267949) translate (5.912cm 11.412cm)">
          <text:p text:style-name="P3"><text:span text:style-name="T5">Domain Cont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3.61cm" svg:height="0.6cm" draw:transform="rotate (1.5707963267949) translate (6.682cm 11.412cm)">
          <text:p text:style-name="P3"><text:span text:style-name="T5">Netzwerk-Konf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3.61cm" svg:height="0.601cm" draw:transform="rotate (1.5707963267949) translate (7.451cm 11.412cm)">
          <text:p text:style-name="P3"><text:span text:style-name="T5">Nam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3.61cm" svg:height="0.6cm" draw:transform="rotate (1.5707963267949) translate (9.277cm 11.412cm)">
          <text:p text:style-name="P3"><text:span text:style-name="T12">Internetsper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3.61cm" svg:height="0.6cm" draw:transform="rotate (1.5707963267949) translate (10.047cm 11.412cm)">
          <text:p text:style-name="P3"><text:span text:style-name="T12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3.61cm" svg:height="0.6cm" draw:transform="rotate (1.5707963267949) translate (10.816cm 11.412cm)">
          <text:p text:style-name="P1"><text:span text:style-name="T10">PDC Sam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3.61cm" svg:height="0.6cm" draw:transform="rotate (1.5707963267949) translate (11.586cm 11.412cm)">
          <text:p text:style-name="P1"><text:span text:style-name="T10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3.61cm" svg:height="0.601cm" draw:transform="rotate (1.5707963267949) translate (12.355cm 11.412cm)">
          <text:p text:style-name="P1"><text:span text:style-name="T10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.6cm" svg:height="0.61cm" draw:transform="rotate (1.5707963267949) translate (14.95cm 11.402cm)">
          <text:p text:style-name="P3"><text:span text:style-name="T13">SSL-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3.61cm" svg:height="0.6cm" draw:transform="rotate (1.5707963267949) translate (14.181cm 11.412cm)">
          <text:p text:style-name="P3"><text:span text:style-name="T12">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3.61cm" svg:height="0.6cm" draw:transform="rotate (1.5707963267949) translate (18.005cm 11.412cm)">
          <text:p text:style-name="P1"><text:span text:style-name="T10">Fil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3.61cm" svg:height="0.6cm" draw:transform="rotate (1.5707963267949) translate (15.72cm 11.412cm)">
          <text:p text:style-name="P1"><text:span text:style-name="T14">Web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3.61cm" svg:height="0.6cm" draw:transform="rotate (1.5707963267949) translate (16.49cm 11.412cm)">
          <text:p text:style-name="P1"><text:span text:style-name="T10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3.61cm" svg:height="0.601cm" draw:transform="rotate (1.5707963267949) translate (17.259cm 11.412cm)">
          <text:p text:style-name="P1"><text:span text:style-name="T10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4.446cm" svg:height="1.427cm" svg:x="14.168cm" svg:y="15.926cm">
          <text:p text:style-name="P3"><text:span text:style-name="T1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4.446cm" svg:height="1.427cm" svg:x="14.186cm" svg:y="14.181cm">
          <text:p text:style-name="P3"><text:span text:style-name="T2">Hypervisor</text:span><text:span text:style-name="T2"><text:line-break/></text:span><text:span text:style-name="T2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0" draw:layer="layout" svg:width="4.446cm" svg:height="1.42cm" svg:x="14.181cm" svg:y="12.441cm">
          <text:p text:style-name="P3"><text:span text:style-name="T15">DOCKER-Server</text:span><text:span text:style-name="T15"><text:line-break/></text:span><text:span text:style-name="T15">Ubuntu 18.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4.44cm" svg:height="0.6cm" draw:transform="rotate (0.000174532925199433) translate (14.165cm 11.649cm)">
          <text:p text:style-name="P3"><text:span text:style-name="T12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4.446cm" svg:height="1.427cm" svg:x="19.072cm" svg:y="15.939cm">
          <text:p text:style-name="P3"><text:span text:style-name="T1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4.446cm" svg:height="1.427cm" svg:x="19.09cm" svg:y="14.194cm">
          <text:p text:style-name="P3"><text:span text:style-name="T2">Hypervisor</text:span><text:span text:style-name="T2"><text:line-break/></text:span><text:span text:style-name="T2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0" draw:layer="layout" svg:width="4.446cm" svg:height="1.42cm" svg:x="19.085cm" svg:y="12.454cm">
          <text:p text:style-name="P3"><text:span text:style-name="T15">OPSI-Server</text:span><text:span text:style-name="T15"><text:line-break/></text:span><text:span text:style-name="T15">Ubuntu 18.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4.446cm" svg:height="1.427cm" svg:x="23.834cm" svg:y="15.952cm">
          <text:p text:style-name="P3"><text:span text:style-name="T11">Hardware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4.446cm" svg:height="1.427cm" svg:x="23.852cm" svg:y="14.207cm">
          <text:p text:style-name="P3"><text:span text:style-name="T2">Hypervisor</text:span><text:span text:style-name="T2"><text:line-break/></text:span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4.446cm" svg:height="1.42cm" svg:x="23.847cm" svg:y="12.467cm">
          <text:p text:style-name="P3"><text:span text:style-name="T15">FILE-Server</text:span><text:span text:style-name="T15"><text:line-break/></text:span><text:span text:style-name="T15">Ubuntu 18.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21" draw:layer="layout" svg:x1="13.997cm" svg:y1="1.983cm" svg:x2="13.997cm" svg:y2="18.985cm">
          <text:p/>
        </draw:line>
        <draw:line draw:style-name="gr34" draw:text-style-name="P21" draw:layer="layout" svg:x1="4.197cm" svg:y1="1.983cm" svg:x2="4.197cm" svg:y2="18.985cm">
          <text:p/>
        </draw:line>
        <draw:line draw:style-name="gr35" draw:text-style-name="P21" draw:layer="layout" svg:x1="23.697cm" svg:y1="1.983cm" svg:x2="23.697cm" svg:y2="18.985cm">
          <text:p/>
        </draw:line>
        <draw:custom-shape draw:style-name="gr36" draw:text-style-name="P22" draw:layer="layout" svg:width="9.344cm" svg:height="1.427cm" svg:x="4.38cm" svg:y="2.053cm">
          <text:p text:style-name="P1"><text:span text:style-name="T5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9.344cm" svg:height="1.427cm" svg:x="14.187cm" svg:y="2.053cm">
          <text:p text:style-name="P1"><text:span text:style-name="T12">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3.61cm" svg:height="0.6cm" draw:transform="rotate (1.5707963267949) translate (22.925cm 11.412cm)">
          <text:p text:style-name="P1"><text:span text:style-name="T16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3.61cm" svg:height="0.6cm" draw:transform="rotate (1.5707963267949) translate (19.085cm 11.412cm)">
          <text:p text:style-name="P3"><text:span text:style-name="T12">OP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3.61cm" svg:height="0.6cm" draw:transform="rotate (1.5707963267949) translate (19.855cm 11.412cm)">
          <text:p text:style-name="P1"><text:span text:style-name="T10">Fil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3.61cm" svg:height="0.6cm" draw:transform="rotate (1.5707963267949) translate (20.624cm 11.412cm)">
          <text:p text:style-name="P1"><text:span text:style-name="T10">PDC Sam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6" draw:layer="layout" svg:width="3.61cm" svg:height="0.6cm" draw:transform="rotate (1.5707963267949) translate (21.394cm 11.412cm)">
          <text:p text:style-name="P1"><text:span text:style-name="T10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6" draw:layer="layout" svg:width="3.61cm" svg:height="0.601cm" draw:transform="rotate (1.5707963267949) translate (22.163cm 11.412cm)">
          <text:p text:style-name="P1"><text:span text:style-name="T10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5" draw:layer="layout" svg:width="3.61cm" svg:height="0.6cm" draw:transform="rotate (1.5707963267949) translate (27.687cm 11.412cm)">
          <text:p text:style-name="P1"><text:span text:style-name="T10">Dock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3.61cm" svg:height="0.6cm" draw:transform="rotate (1.5707963267949) translate (23.847cm 11.412cm)">
          <text:p text:style-name="P3"><text:span text:style-name="T13">Wik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6" draw:layer="layout" svg:width="3.61cm" svg:height="0.6cm" draw:transform="rotate (1.5707963267949) translate (24.617cm 11.412cm)">
          <text:p text:style-name="P3"><text:span text:style-name="T13">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3.61cm" svg:height="0.6cm" draw:transform="rotate (1.5707963267949) translate (25.386cm 11.412cm)">
          <text:p text:style-name="P3"><text:span text:style-name="T13">Moo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6" draw:layer="layout" svg:width="3.61cm" svg:height="0.6cm" draw:transform="rotate (1.5707963267949) translate (26.156cm 11.412cm)">
          <text:p text:style-name="P1"><text:span text:style-name="T10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6" draw:layer="layout" svg:width="3.61cm" svg:height="0.601cm" draw:transform="rotate (1.5707963267949) translate (26.925cm 11.412cm)">
          <text:p text:style-name="P1"><text:span text:style-name="T10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7" draw:layer="layout" svg:width="4.8cm" svg:height="1.42cm" svg:x="23.846cm" svg:y="2.053cm">
          <text:p text:style-name="P1"><text:span text:style-name="T14">EX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1" draw:layer="layout" svg:x1="1.815cm" svg:y1="14.019cm" svg:x2="28.7cm" svg:y2="14.019cm">
          <text:p/>
        </draw:line>
        <draw:custom-shape draw:style-name="gr50" draw:text-style-name="P28" draw:layer="layout" svg:width="4.818cm" svg:height="1.984cm" svg:x="4.36cm" svg:y="18.01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4.818cm" svg:height="1.984cm" svg:x="14.168cm" svg:y="18.0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" style:font-pitch="variable"/>
    <style:font-face style:name="Titillium Web1" svg:font-family="'Titillium Web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tillium Web1" fo:font-family="'Titillium Web'" style:font-style-name="Standard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24:29.235000423</meta:creation-date>
    <dc:date>2019-02-01T12:00:56.645969740</dc:date>
    <meta:editing-duration>PT55M56S</meta:editing-duration>
    <meta:editing-cycles>15</meta:editing-cycles>
    <meta:generator>LibreOffice/6.0.7.3$Linux_X86_64 LibreOffice_project/dc89aa7a9eabfd848af146d5086077aeed2ae4a5</meta:generator>
    <meta:keyword>linuxmuster.net</meta:keyword>
    <dc:subject>Version 7</dc:subject>
    <dc:title>Genereller Aufbau der Version 7</dc:title>
    <dc:creator>Thorsten Koslowski</dc:creator>
    <meta:document-statistic meta:object-count="59"/>
    <meta:user-defined meta:name="Herausgeber">linuxmuster.net e.V.</meta:user-defined>
    <meta:user-defined meta:name="License">CC BY-SA</meta:user-defined>
  </office:meta>
</office:document-meta>
</file>